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dbda4" officeooo:paragraph-rsid="000dbda4"/>
    </style:style>
    <style:style style:name="P2" style:family="paragraph" style:parent-style-name="Standard">
      <style:paragraph-properties fo:text-align="start" style:justify-single-word="false"/>
      <style:text-properties officeooo:rsid="000f756a" officeooo:paragraph-rsid="000f756a"/>
    </style:style>
    <style:style style:name="P3" style:family="paragraph" style:parent-style-name="Standard">
      <style:paragraph-properties fo:text-align="start" style:justify-single-word="false"/>
      <style:text-properties officeooo:rsid="000fcad6" officeooo:paragraph-rsid="000f756a"/>
    </style:style>
    <style:style style:name="P4" style:family="paragraph" style:parent-style-name="Standard">
      <style:paragraph-properties fo:text-align="start" style:justify-single-word="false"/>
      <style:text-properties officeooo:rsid="000fcad6" officeooo:paragraph-rsid="000fcad6"/>
    </style:style>
    <style:style style:name="P5" style:family="paragraph" style:parent-style-name="Standard">
      <style:paragraph-properties fo:text-align="start" style:justify-single-word="false"/>
      <style:text-properties officeooo:rsid="00100c88" officeooo:paragraph-rsid="00100c88"/>
    </style:style>
    <style:style style:name="P6" style:family="paragraph" style:parent-style-name="Standard">
      <style:paragraph-properties fo:text-align="start" style:justify-single-word="false"/>
      <style:text-properties officeooo:rsid="00100c88" officeooo:paragraph-rsid="00100c88" fo:background-color="#ffff00"/>
    </style:style>
    <style:style style:name="P7" style:family="paragraph" style:parent-style-name="Standard">
      <style:paragraph-properties fo:text-align="start" style:justify-single-word="false"/>
      <style:text-properties fo:font-weight="bold" officeooo:rsid="000fcad6" officeooo:paragraph-rsid="000fcad6" style:font-weight-asian="bold" style:font-weight-complex="bold"/>
    </style:style>
    <style:style style:name="P8" style:family="paragraph" style:parent-style-name="Standard">
      <style:paragraph-properties fo:text-align="start" style:justify-single-word="false"/>
      <style:text-properties fo:font-weight="bold" officeooo:rsid="000f756a" officeooo:paragraph-rsid="000f756a" style:font-weight-asian="bold" style:font-weight-complex="bold"/>
    </style:style>
    <style:style style:name="P9" style:family="paragraph" style:parent-style-name="Standard">
      <style:paragraph-properties fo:text-align="start" style:justify-single-word="false"/>
      <style:text-properties fo:font-weight="bold" officeooo:rsid="000dbda4" officeooo:paragraph-rsid="000dbda4" style:font-weight-asian="bold" style:font-weight-complex="bold"/>
    </style:style>
    <style:style style:name="P10" style:family="paragraph" style:parent-style-name="Standard">
      <style:paragraph-properties fo:text-align="center" style:justify-single-word="false"/>
      <style:text-properties fo:font-weight="bold" officeooo:rsid="000d8e94" officeooo:paragraph-rsid="000d8e94" style:font-weight-asian="bold" style:font-weight-complex="bold"/>
    </style:style>
    <style:style style:name="P11" style:family="paragraph" style:parent-style-name="Standard">
      <style:paragraph-properties fo:text-align="center" style:justify-single-word="false"/>
      <style:text-properties fo:font-size="16pt" fo:font-weight="bold" officeooo:rsid="000d8e94" officeooo:paragraph-rsid="000d8e94"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4pt" fo:font-weight="bold" officeooo:rsid="000d8e94" officeooo:paragraph-rsid="000d8e94" style:font-size-asian="14pt" style:font-weight-asian="bold" style:font-size-complex="14pt" style:font-weight-complex="bold"/>
    </style:style>
    <style:style style:name="P13" style:family="paragraph" style:parent-style-name="Standard">
      <style:paragraph-properties fo:text-align="start" style:justify-single-word="false"/>
      <style:text-properties officeooo:rsid="00100c88" officeooo:paragraph-rsid="00100c88"/>
    </style:style>
    <style:style style:name="P14" style:family="paragraph" style:parent-style-name="Standard">
      <style:paragraph-properties fo:text-align="start" style:justify-single-word="false"/>
      <style:text-properties officeooo:rsid="001195be" officeooo:paragraph-rsid="001195be"/>
    </style:style>
    <style:style style:name="P15" style:family="paragraph" style:parent-style-name="Standard">
      <style:paragraph-properties fo:text-align="center" style:justify-single-word="false"/>
      <style:text-properties fo:font-size="14pt" fo:font-weight="bold" officeooo:rsid="001195be" officeooo:paragraph-rsid="001195be" style:font-size-asian="14pt" style:font-weight-asian="bold" style:font-size-complex="14pt" style:font-weight-complex="bold"/>
    </style:style>
    <style:style style:name="P16" style:family="paragraph" style:parent-style-name="Standard">
      <style:paragraph-properties fo:text-align="start" style:justify-single-word="false"/>
      <style:text-properties officeooo:rsid="0011bb3f" officeooo:paragraph-rsid="0011bb3f"/>
    </style:style>
    <style:style style:name="P17" style:family="paragraph" style:parent-style-name="Standard">
      <style:paragraph-properties fo:text-align="start" style:justify-single-word="false"/>
      <style:text-properties officeooo:rsid="00122187" officeooo:paragraph-rsid="00122187"/>
    </style:style>
    <style:style style:name="P18" style:family="paragraph" style:parent-style-name="Standard">
      <style:paragraph-properties fo:text-align="start" style:justify-single-word="false"/>
      <style:text-properties officeooo:rsid="00122187" officeooo:paragraph-rsid="00122187" fo:background-color="#ffff00"/>
    </style:style>
    <style:style style:name="P19" style:family="paragraph" style:parent-style-name="Standard">
      <style:paragraph-properties fo:text-align="start" style:justify-single-word="false"/>
      <style:text-properties officeooo:rsid="00140a25" officeooo:paragraph-rsid="00140a25" fo:background-color="#ffff00"/>
    </style:style>
    <style:style style:name="P20" style:family="paragraph" style:parent-style-name="Standard">
      <style:paragraph-properties fo:text-align="start" style:justify-single-word="false"/>
      <style:text-properties officeooo:rsid="00140a25" officeooo:paragraph-rsid="001195be"/>
    </style:style>
    <style:style style:name="P21" style:family="paragraph" style:parent-style-name="Standard">
      <style:paragraph-properties fo:text-align="start" style:justify-single-word="false"/>
      <style:text-properties officeooo:rsid="00140a25" officeooo:paragraph-rsid="00140a25"/>
    </style:style>
    <style:style style:name="P22" style:family="paragraph" style:parent-style-name="Standard">
      <style:paragraph-properties fo:text-align="start" style:justify-single-word="false"/>
      <style:text-properties officeooo:rsid="00140a25" officeooo:paragraph-rsid="00140a25" fo:background-color="transparent"/>
    </style:style>
    <style:style style:name="P23" style:family="paragraph" style:parent-style-name="Standard">
      <style:paragraph-properties fo:text-align="start" style:justify-single-word="false"/>
      <style:text-properties officeooo:rsid="000fcad6" officeooo:paragraph-rsid="00140a25"/>
    </style:style>
    <style:style style:name="P24" style:family="paragraph" style:parent-style-name="Standard">
      <style:paragraph-properties fo:text-align="start" style:justify-single-word="false"/>
      <style:text-properties officeooo:rsid="00153ca3" officeooo:paragraph-rsid="00153ca3"/>
    </style:style>
    <style:style style:name="P25" style:family="paragraph" style:parent-style-name="Standard">
      <style:paragraph-properties fo:text-align="start" style:justify-single-word="false"/>
      <style:text-properties officeooo:rsid="0015da25" officeooo:paragraph-rsid="0015da25"/>
    </style:style>
    <style:style style:name="T1" style:family="text">
      <style:text-properties officeooo:rsid="000fcad6"/>
    </style:style>
    <style:style style:name="T2" style:family="text">
      <style:text-properties officeooo:rsid="00100c88"/>
    </style:style>
    <style:style style:name="T3" style:family="text">
      <style:text-properties officeooo:rsid="0011bb3f"/>
    </style:style>
    <style:style style:name="T4" style:family="text">
      <style:text-properties officeooo:rsid="0015af46"/>
    </style:style>
    <style:style style:name="T5" style:family="text">
      <style:text-properties officeooo:rsid="0015da25"/>
    </style:style>
    <style:style style:name="T6" style:family="text">
      <style:text-properties fo:background-color="#ffff6d"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ORÍA</text:p>
      <text:p text:style-name="P10"/>
      <text:p text:style-name="P12">CLASE 2</text:p>
      <text:p text:style-name="P10"/>
      <text:p text:style-name="P9">MÉTODOS INTERACTIVOS O DINÁMICOS DE ILICITACIÓN</text:p>
      <text:p text:style-name="P1"/>
      <text:p text:style-name="P1">JRP: proceso mediante el cual se conducen reuniones de grupo altamente estructuradas. Se llevan a cabo en una sala de conferencia con una mesa en U. Se juntan varias áreas del proyecto para discutir en conjunto las problemáticas. Tanto patrocinadores, usuarios, gerentes, facilita dores, equipos IT, secretarios y desarrolladores.</text:p>
      <text:p text:style-name="P1"/>
      <text:p text:style-name="P1">Hoy en día ya casi no se hacen JRP por la falta de tiempo de los participantes.</text:p>
      <text:p text:style-name="P1"/>
      <text:p text:style-name="P1"/>
      <text:p text:style-name="P1">Brainstorming: técnica para generar ideas al alentar a los participantes para que ofrezcan tantas ideas como sea posible en un periodo de tiempo resumido. Se promueve el desarrollo de ideas creativas para obtener soluciones.</text:p>
      <text:p text:style-name="P1"/>
      <text:p text:style-name="P1">Son reuniones mas informales para encontrar posibles ideas o soluciones. Desencadenan opiniones en contagio, sin ningún análisis técnico profundo.</text:p>
      <text:p text:style-name="P1"/>
      <text:p text:style-name="P1">Es mejor discutir ideas varias y buscar la mejor solución con consenso. </text:p>
      <text:p text:style-name="P1"/>
      <text:p text:style-name="P9">MÉTODOS DISCRETOS DE ILICITACIÓN</text:p>
      <text:p text:style-name="P1"/>
      <text:p text:style-name="P1">Son menos perturbadores que otras formas de buscar requerimientos. Se consideran insuficientes para recopilar información. Se utilizan en conjunto con otros métodos.</text:p>
      <text:p text:style-name="P1"/>
      <text:p text:style-name="P1">- Muestreo de documentación, formularios y datos existentes.</text:p>
      <text:p text:style-name="P1">- Investigación y visitas al sitio.</text:p>
      <text:p text:style-name="P1">- Observación del ambiente de trabajo.</text:p>
      <text:p text:style-name="P1"/>
      <text:p text:style-name="P8">TÉCNICAS DE ESPECIFICACIÓN DE REQUERIMIENTOS</text:p>
      <text:p text:style-name="P2"/>
      <text:p text:style-name="P2">Especificar <text:s/>los requerimientos que se entendieron de la licitación.</text:p>
      <text:p text:style-name="P2"/>
      <text:p text:style-name="P2">Es para explicar que se entendió y ver que concuerde con lo que entendieron los otros integrantes.</text:p>
      <text:p text:style-name="P2"/>
      <text:p text:style-name="P2">Acá se describen las pruebas que se van a necesitar, para demostrar que el sistema cumpla con los requerimientos.</text:p>
      <text:p text:style-name="P2"/>
      <text:p text:style-name="P2">Se deben cumplir la siguiente propiedades:<text:line-break/><text:line-break/>- Necesarios.</text:p>
      <text:p text:style-name="P2">- Concisos.</text:p>
      <text:p text:style-name="P2">- Completos.</text:p>
      <text:p text:style-name="P2">- Consistentes.</text:p>
      <text:p text:style-name="P2">- No ambiguo.</text:p>
      <text:p text:style-name="P2">- Verificable.</text:p>
      <text:p text:style-name="P2"/>
      <text:p text:style-name="P2"><text:soft-page-break/>Otras maneras de describirlos serían: correctos, completos, verificables, consistentes, comprensible, modificable, rastreable, independiente del diseño, anotada, concisa, organizada, reutilizable y mantenible.</text:p>
      <text:p text:style-name="P2"/>
      <text:p text:style-name="P2">Tipos de técnicas de especificación:</text:p>
      <text:p text:style-name="P2"/>
      <text:p text:style-name="P2">- Documento de definición de requerimientos.</text:p>
      <text:p text:style-name="P2"><text:tab/>- Listado completo de todas las cosas que el cliente espera que haga el sistema propuesto.</text:p>
      <text:p text:style-name="P2">- Documento de especificación de requerimientos</text:p>
      <text:p text:style-name="P2"><text:tab/>- Definición en términos técnicos.</text:p>
      <text:p text:style-name="P2">- Documento de especificación de requerimientos de Software IEEE Std. 830-1998 (SRS)</text:p>
      <text:p text:style-name="P2">- Se describen los contenidos y cualidades de una buena especificación de requerimientos.</text:p>
      <text:p text:style-name="P2"/>
      <text:p text:style-name="P2">Aspectos básicos:</text:p>
      <text:p text:style-name="P2"/>
      <text:p text:style-name="P2">- Funcionalidades. Que debe hacer el software.</text:p>
      <text:p text:style-name="P2">- Interfaces externas. Como interactuara el sistema con el medio externo.</text:p>
      <text:p text:style-name="P2">- Rendimiento. Velocidad, disponibilidad, tiempo de respuesta, etc.</text:p>
      <text:p text:style-name="P2">- Atributos. Portabilidad, seguridad, mantenibilidad, eficiencia.</text:p>
      <text:p text:style-name="P2">- Restricciones de diseño. Estándares requeridos, lenguaje, limite de recursos, etc.</text:p>
      <text:p text:style-name="P2"/>
      <text:p text:style-name="P2">Usuarios de un documento de requerimientos:</text:p>
      <text:p text:style-name="P2"/>
      <text:p text:style-name="P2">- Clientes &gt; especifican los requerimientos y los leen para comprobar que cumplen sus necesidades.</text:p>
      <text:p text:style-name="P2">- Administradores &gt; usan el documento para planear una cotización para el sistema.</text:p>
      <text:p text:style-name="P2">- Ingenieros &gt; usan los requerimientos para entender que sistema debe desarrollarse.</text:p>
      <text:p text:style-name="P2">- Ingenieros de pruebas &gt; usan los requerimientos para desarrollar pruebas de validación.</text:p>
      <text:p text:style-name="P2">- Ingenieros de mantenimiento &gt; usan los requerimientos para comprender el sistema y las relaciones.</text:p>
      <text:p text:style-name="P2"/>
      <text:p text:style-name="P3"/>
      <text:p text:style-name="P2">Estáticas: <text:span text:style-name="T1">describen el sistema a través de entidades. Tablas, diagramas, etc. No describen como cambian en el tiempo.</text:span></text:p>
      <text:p text:style-name="P2"/>
      <text:p text:style-name="P4">Dinámicas: consideran al sistema en relación a los cambios en el tiempo. Tablas de decisión, diagramas de traición y estado, redes, diagramas de Petri.</text:p>
      <text:p text:style-name="P4"/>
      <text:p text:style-name="P4"/>
      <text:p text:style-name="P7">HISTORIAS DE USUARIO</text:p>
      <text:p text:style-name="P4"/>
      <text:p text:style-name="P4">Es una descripción corta y simple de un requerimiento del sistema, que se escribe en lenguaje común y desde su perspectiva.</text:p>
      <text:p text:style-name="P4"/>
      <text:p text:style-name="P4">Son utilizadas en las metodologías de desarrollo ágiles para la especificación de requerimientos. Acompañadas de las discusiones con los usuarios y las pruebas de validación.</text:p>
      <text:p text:style-name="P4"/>
      <text:p text:style-name="P4">La idea es que se pueden almacenar en un nota pequeña.</text:p>
      <text:p text:style-name="P4"/>
      <text:p text:style-name="P4">Deben ser rápidas, limitadas, sin necesidad de mucho tiempo de elaborar o administrar.</text:p>
      <text:p text:style-name="P5">Permiten responder rápidamente a los requisitos cambiantes. Deben permitir discutirlas con los clientes. </text:p>
      <text:p text:style-name="P5"/>
      <text:p text:style-name="P5"><text:soft-page-break/>Las historias de usuario deben responder a:</text:p>
      <text:p text:style-name="P5"/>
      <text:p text:style-name="P5">- ¿Quién se beneficie?</text:p>
      <text:p text:style-name="P5">- ¿Qué quiere hacer?</text:p>
      <text:p text:style-name="P5">- ¿Cuál es el beneficio?</text:p>
      <text:p text:style-name="P5"/>
      <text:p text:style-name="P6">Como ROL quiero ALGO para BENEFICIO.</text:p>
      <text:p text:style-name="P5"/>
      <text:p text:style-name="P5">Características principales:</text:p>
      <text:p text:style-name="P5"/>
      <text:p text:style-name="P5">- Independientes unas de otras.</text:p>
      <text:p text:style-name="P5">- Negociables.</text:p>
      <text:p text:style-name="P5">- Valoradas por clientes o usuarios.</text:p>
      <text:p text:style-name="P4">- <text:span text:style-name="T2">Estimables.</text:span></text:p>
      <text:p text:style-name="P4">- <text:span text:style-name="T2">Pequeñas.</text:span></text:p>
      <text:p text:style-name="P4">- <text:span text:style-name="T2">Verificables.</text:span></text:p>
      <text:p text:style-name="P4"/>
      <text:p text:style-name="P5">Criterios de aceptación: es el criterio por el cual se define si una historia de usuario fue desarrollada según la expectativa del Product Manager u Owner.</text:p>
      <text:p text:style-name="P5"/>
      <text:p text:style-name="P5">- Son utilizados para expresar el resultado de las conversiones del cliente con el desarrollador.</text:p>
      <text:p text:style-name="P5">- El cliente debería ser quien las escriba mas que el desarrollador.</text:p>
      <text:p text:style-name="P5">- Representan el inicio de la definición del como.</text:p>
      <text:p text:style-name="P5">- No están diseñados para ser tan detallados como una especificación de diseño tradicional.</text:p>
      <text:p text:style-name="P5">- Si una historia de usuario tiene más de 4 criterios de aceptación, debe evaluarse subdividir la historia.</text:p>
      <text:p text:style-name="P5">- Puede añadirse un numero de escenarios para identificar al criterio, asociado a la historia de usuario en cuestión.</text:p>
      <text:p text:style-name="P5"/>
      <text:p text:style-name="P5"/>
      <text:p text:style-name="P15">CLASE 3</text:p>
      <text:p text:style-name="P5"/>
      <text:p text:style-name="P14">Tipos de requerimientos</text:p>
      <text:p text:style-name="P14"><text:s/></text:p>
      <text:p text:style-name="P14">- Funcionales: describe que hacer y que no hacer. Explica con detalle la funcionalidad del mismo. Son independientes de la implementación de la solución <text:span text:style-name="T3">y se pueden expresar de distintas formas.</text:span></text:p>
      <text:p text:style-name="P14"/>
      <text:p text:style-name="P14">- No funcionales: describen una restricción del sistema. Es decir que NO puede hacer el sistema. <text:span text:style-name="T3">No son las cosas que el sistema puede o no puede hacer, sino que son restricciones que no son específicamente del uso.</text:span></text:p>
      <text:p text:style-name="P14"><text:tab/>- <text:span text:style-name="T3">Requerimientos del producto. Especifican comportamiento del producto.</text:span></text:p>
      <text:p text:style-name="P14"><text:tab/>- <text:span text:style-name="T3">Requerimientos organizacionales. Se derivan de las políticos y procedimientos existentes en la organización del cliente y en la del desarrollador.</text:span></text:p>
      <text:p text:style-name="P14"><text:tab/>- <text:span text:style-name="T3">Requerimientos externos. Interoperabilidad, legales, privacidad, seguridad, éticos.</text:span></text:p>
      <text:p text:style-name="P14"><text:tab/>- <text:span text:style-name="T3">Ejemplos: Estética. Consistencia de interfaz de usuario. Ayuda en linea. Documentación. Materiales de capacitación. Eficiencia. Disponibilidad. Tiempo de respuesta. Tiempo de recuperación. Uso de recursos. Frecuencia y severidad de fallas. Facilidades de recuperación. Posibilidades de predicción.</text:span></text:p>
      <text:p text:style-name="P14"/>
      <text:p text:style-name="P16">Ingeniería de requerimientos: es el proceso por el cual se transforman los requerimientos declarados por los clientes, ya sean hablados o escritos, a especificaciones precisas, no ambiguas, consistentes <text:soft-page-break/>y completas del comportamiento del sistema, incluyendo funciones, interfaces, rendimiento y limitaciones.</text:p>
      <text:p text:style-name="P16"/>
      <text:p text:style-name="P16">Es la disciplina para desarrollar una especificación completa, consistente y no ambigua, la cual no servirá como base para acuerdos comunes entre todas las partes involucradas y en donde se describen las funciones que realizará el sistema.</text:p>
      <text:p text:style-name="P16"/>
      <text:p text:style-name="P17">Es un proceso secuencial, que involucra mostrar varias veces los requerimientos obtenidos para verificar que estén de acuerdo. Se intercambian diferentes puntos de vista para recopilar y modelar el sistema.</text:p>
      <text:p text:style-name="P17"/>
      <text:p text:style-name="P17">Es un enfoque sistémico para recolectar, organizar y documentar los requerimientos del sistema, es también el proceso que establece y mantiene acuerdos sobre los cambios de requerimientos entre cliente y equipo.</text:p>
      <text:p text:style-name="P16"/>
      <text:p text:style-name="P17">- Permite gestionar las necesidades del proyecto en forma estructurada.</text:p>
      <text:p text:style-name="P17">- Mejora la capacidad de predecir cronogramas de proyectos.</text:p>
      <text:p text:style-name="P17">- Disminuye los costos y retrasos del proyecto.</text:p>
      <text:p text:style-name="P17">- Mejora la calidad del software.</text:p>
      <text:p text:style-name="P17">- Mejora la comunicación entre equipos.</text:p>
      <text:p text:style-name="P17">- Evita rechazos de usuarios finales.</text:p>
      <text:p text:style-name="P14"/>
      <text:p text:style-name="P17">Estudio de Viabilidad: a partir de una descripción resumida del sistema se elabora un informe que recomienda la conveniencia o no de realizar el proceso de desarrollo.</text:p>
      <text:p text:style-name="P17"/>
      <text:p text:style-name="P17">Responder las preguntas:</text:p>
      <text:p text:style-name="P17">- ¿ El sistema contribuye a los objetivos generales de la organización?</text:p>
      <text:p text:style-name="P17">- ¿ El sistema se puede implementar con la tecnología actual?</text:p>
      <text:p text:style-name="P17">- ¿ El sistema se puede implementar con las restricciones de costo y tiempo?</text:p>
      <text:p text:style-name="P17">- ¿ El sistema puede integrarse a otros que existen en la organización?</text:p>
      <text:p text:style-name="P17"/>
      <text:p text:style-name="P17"/>
      <text:p text:style-name="P17">Validación de requerimientos: es el proceso para validar los requerimientos contra las intenciones del usuario. Trata de mostrar que los requerimientos definidos son los que estipula el sistema. Se describe el ambiente de operación del sistema. Es importante, porque los errores en los requerimientos pueden conducir a grandes costos si se descubren más tarde.</text:p>
      <text:p text:style-name="P17"/>
      <text:p text:style-name="P19">DIFERENCIA ENTRE VERIFICAR Y VALIDAR</text:p>
      <text:p text:style-name="P19"/>
      <text:p text:style-name="P22">Validación: se hace al final del desarrollo y es para evaluar que el software cumple con los requerimientos. Hacer el software correcto.</text:p>
      <text:p text:style-name="P22"/>
      <text:p text:style-name="P22">Verificación: el software cumple los requisitos correctamente. Hacer el software correctamente.</text:p>
      <text:p text:style-name="P18"/>
      <text:p text:style-name="P20">- Verificaciones de validez (para todos los usuarios)</text:p>
      <text:p text:style-name="P20">- Verificaciones de consistencia (sin contradicciones)</text:p>
      <text:p text:style-name="P20">- Verificaciones de completitud (todos los requerimientos)</text:p>
      <text:p text:style-name="P20">- Verificaciones de realismo (se pueden implementar)</text:p>
      <text:p text:style-name="P20">- Verificabilidad (se puede diseñar conjunto de pruebas)</text:p>
      <text:p text:style-name="P20"/>
      <text:p text:style-name="P21"/>
      <text:p text:style-name="P21"/>
      <text:p text:style-name="P21"><text:soft-page-break/>Técnicas de validación</text:p>
      <text:p text:style-name="P21"/>
      <text:p text:style-name="P21">- Pueden ser manuales o automatizadas.</text:p>
      <text:p text:style-name="P21">- Revisiones de requerimientos (formales o informales)</text:p>
      <text:p text:style-name="P21"><text:tab/>- Informales: los desarrolladores deben tratar los requerimientos con tantos stakeholders como se posible.</text:p>
      <text:p text:style-name="P21"><text:tab/>- Formal: el equipo de desarrollo debe conducir al cliente, explicándole las implicaciones de cada requerimiento.</text:p>
      <text:p text:style-name="P21"/>
      <text:p text:style-name="P21">Antes de una revisión formal, es conveniente realizar una revisión informal. </text:p>
      <text:p text:style-name="P23"/>
      <text:p text:style-name="P23"/>
      <text:p text:style-name="P24">CASOS DE USO</text:p>
      <text:p text:style-name="P24"/>
      <text:p text:style-name="P24">Proceso de modelado de las funcionalidades del sistema en termino de los eventos que interactuan entre los usuarios y el sistema. </text:p>
      <text:p text:style-name="P24"/>
      <text:p text:style-name="P24">- Herramienta para capturar requerimientos funcionales.</text:p>
      <text:p text:style-name="P24">- Descompone el alcance del sistema en piezas mas manejables.</text:p>
      <text:p text:style-name="P24">- Medio de comunicación con los usuarios.</text:p>
      <text:p text:style-name="P24">- Utiliza lenguaje común y fácil de entender por las partes.</text:p>
      <text:p text:style-name="P24">- Permite estimar el alcance del proyecto y el esfuerzo a realizar.</text:p>
      <text:p text:style-name="P24">- Define una linea base para la definición de los planes de prueba.</text:p>
      <text:p text:style-name="P24">- Define una línea base para toda la documentación del sistema.</text:p>
      <text:p text:style-name="P24">- Proporciona una herramienta para el seguimiento de los requisitos.</text:p>
      <text:p text:style-name="P24"/>
      <text:p text:style-name="P24">Diagrama de CU: ilustra las interacciones entre el sistema y los actores.</text:p>
      <text:p text:style-name="P24">Escenarios de CU: descripción de la interacción entre el actor y el sistema para realizar la funcionalidad.</text:p>
      <text:p text:style-name="P24"/>
      <text:p text:style-name="P24">Representa un objetivo individual del sistema y describe la SECUENCIA DE ACTIVIDADES y de interacciones para alcanzarlo. Para que el CU sea considerado un requerimiento debe estar acompañado de su respectivo escenario.</text:p>
      <text:p text:style-name="P24"/>
      <text:p text:style-name="P24">Un ACTOR inicia una actividad en el sistema. Representa un papel desempeñado por un usuario que interactúa. Puede ser una persona, sistema externo o dispositivo externo que dispare un evento.</text:p>
      <text:p text:style-name="P24"/>
      <text:p text:style-name="P24">Relaciones</text:p>
      <text:p text:style-name="P24"><text:tab/>- Asociaciones: <text:span text:style-name="T4">relaciones entre un actor y un CU en el que interactúan entre si.</text:span></text:p>
      <text:p text:style-name="P24"><text:tab/>- Extensiones <text:span text:style-name="T4">(extends)</text:span>: <text:span text:style-name="T4">un CU extiende la funcionalidad de otro CU. Un CU puede tener muchas CU extensiones. Los CU extensiones solo son iniciados por un CU.</text:span></text:p>
      <text:p text:style-name="P24"><text:tab/>- Uso o inclusión <text:span text:style-name="T4">(uses)</text:span>: <text:span text:style-name="T4">reduce la redundancia entre dos o más CU al combinar los pasos comunes de los CU.</text:span></text:p>
      <text:p text:style-name="P24"><text:tab/>- Herencia: <text:span text:style-name="T5">relación entre actores donde un actor hereda las funcionalidades de uno o varios actores.</text:span></text:p>
      <text:p text:style-name="P24"/>
      <text:p text:style-name="P25">Si solo un CU depende de otro, usa <text:span text:style-name="T6">EXTENDS</text:span>, si son dos o más, se usa <text:span text:style-name="T6">USES</text:span>.</text:p>
      <text:p text:style-name="P25"/>
      <text:p text:style-name="P25">PROCESO DE MODELADO</text:p>
      <text:p text:style-name="P25"/>
      <text:p text:style-name="P25">- Identificar los actores.</text:p>
      <text:p text:style-name="P25">- Identificar los CU para los requerimientos.</text:p>
      <text:p text:style-name="P25"><text:soft-page-break/>- Construir el diagrama.</text:p>
      <text:p text:style-name="P25">- Realizar los escenarios.</text:p>
      <text:p text:style-name="P25"/>
      <text:p text:style-name="P25"/>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8T17:02:58.757195935</meta:creation-date>
    <dc:date>2025-09-05T10:02:42.487492934</dc:date>
    <meta:editing-duration>PT15H29M30S</meta:editing-duration>
    <meta:editing-cycles>3</meta:editing-cycles>
    <meta:generator>LibreOffice/24.2.7.2$Linux_X86_64 LibreOffice_project/420$Build-2</meta:generator>
    <meta:document-statistic meta:table-count="0" meta:image-count="0" meta:object-count="0" meta:page-count="6" meta:paragraph-count="135" meta:word-count="1656" meta:character-count="10945" meta:non-whitespace-character-count="9404"/>
  </office:meta>
</office:document-meta>
</file>